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/>
      <style:paragraph-properties fo:text-align="center"/>
    </style:style>
    <style:style style:name="gr2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2cm" fo:min-width="7.884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2.677cm" fo:min-width="7.839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fill-color="#dee6ef" draw:textarea-horizontal-align="justify" draw:textarea-vertical-align="middle" draw:auto-grow-height="false" fo:min-height="0.891cm" fo:min-width="9.947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1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2?language=Python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3?language=Python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4?language=Python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region_a1?language=Python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values_for_example_2?language=Python&amp;location=document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mark_invalid?language=Python&amp;location=document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text-style-name="P3" svg:width="3.087cm" svg:height="0.833cm" svg:x="1.601cm" svg:y="5.174cm" draw:control="control6"/>
          <draw:control draw:z-index="2" draw:name="Control 7" draw:text-style-name="P3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1?language=Python&amp;location=document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2?language=Python&amp;location=document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3?language=Python&amp;location=document" xlink:type="simple"/>
              </office:event-listeners>
            </form:button>
          </form:form>
        </office:forms>
        <table:shapes>
          <draw:control draw:z-index="0" draw:name="Control 8" draw:text-style-name="P3" svg:width="2.53cm" svg:height="0.916cm" svg:x="2.099cm" svg:y="3.728cm" draw:control="control8"/>
          <draw:control draw:z-index="1" draw:name="Control 9" draw:text-style-name="P3" svg:width="2.53cm" svg:height="0.916cm" svg:x="6.592cm" svg:y="3.728cm" draw:control="control9"/>
          <draw:control draw:z-index="2" draw:name="Control 10" draw:text-style-name="P3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1?language=Python&amp;location=document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2?language=Python&amp;location=document" xlink:type="simple"/>
              </office:event-listeners>
            </form:button>
          </form:form>
        </office:forms>
        <table:shapes>
          <draw:custom-shape draw:z-index="0" draw:style-name="gr2" draw:text-style-name="P5" svg:width="8.384cm" svg:height="1.482cm" svg:x="0.658cm" svg:y="4.319cm">
            <text:p text:style-name="P4"><text:span text:style-name="T3">def copy_cells_v1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3" draw:text-style-name="P5" svg:width="8.339cm" svg:height="2.927cm" svg:x="0.658cm" svg:y="7.195cm">
            <text:p text:style-name="P4"><text:span text:style-name="T3">def copy_cells_v2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text-style-name="P3" svg:width="2.596cm" svg:height="0.846cm" svg:x="0.658cm" svg:y="3.288cm" draw:control="control11"/>
          <draw:control draw:z-index="3" draw:name="Control 12" draw:text-style-name="P3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range_from_file?language=Python&amp;location=document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remov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from_file_example?language=Python&amp;location=document" xlink:type="simple"/>
              </office:event-listeners>
            </form:button>
          </form:form>
        </office:forms>
        <table:shapes>
          <draw:custom-shape draw:z-index="0" draw:name="Shape 6" draw:style-name="gr4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4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4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4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text-style-name="P3" svg:width="3.543cm" svg:height="0.891cm" svg:x="0.462cm" svg:y="0.66cm" draw:control="control14"/>
          <draw:control draw:z-index="5" draw:name="Control 15" draw:text-style-name="P3" svg:width="3.543cm" svg:height="0.891cm" svg:x="0.42cm" svg:y="1.98cm" draw:control="control15"/>
          <draw:control draw:z-index="6" draw:name="Control 16" draw:text-style-name="P3" svg:width="3.543cm" svg:height="0.891cm" svg:x="0.433cm" svg:y="3.301cm" draw:control="control16"/>
          <draw:control draw:z-index="7" draw:name="Control 17" draw:text-style-name="P3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alculate_average?language=Python&amp;location=document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1?language=Python&amp;location=document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2?language=Python&amp;location=document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3?language=Python&amp;location=document" xlink:type="simple"/>
              </office:event-listeners>
            </form:button>
          </form:form>
        </office:forms>
        <table:shapes>
          <draw:control draw:z-index="0" draw:name="Control 19" draw:text-style-name="P3" svg:width="3.744cm" svg:height="0.961cm" svg:x="9.871cm" svg:y="0.405cm" draw:control="control19"/>
          <draw:control draw:z-index="1" draw:name="Control 20" draw:text-style-name="P3" svg:width="3.744cm" svg:height="0.961cm" svg:x="9.871cm" svg:y="1.633cm" draw:control="control20"/>
          <draw:control draw:z-index="2" draw:name="Control 21" draw:text-style-name="P3" svg:width="3.744cm" svg:height="0.961cm" svg:x="9.871cm" svg:y="2.872cm" draw:control="control21"/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00-00-00</text:date>, <text:time style:data-style-name="N2" text:time-value="21:31:23.561908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36.131330326</meta:creation-date>
    <dc:date>2022-04-12T21:39:11.749345854</dc:date>
    <meta:editing-duration>PT4H29M18S</meta:editing-duration>
    <meta:editing-cycles>30</meta:editing-cycles>
    <meta:generator>LibreOffice/7.3.2.2$Linux_X86_64 LibreOffice_project/454130fadb9a820d3728b86ccb63c8f359d70528</meta:generator>
    <dc:creator>Amour Spirit</dc:creator>
    <meta:document-statistic meta:table-count="8" meta:cell-count="144" meta:object-count="32"/>
  </office:meta>
</office:document-meta>
</file>